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Carlito" svg:font-family="Carlito"/>
    <style:font-face style:name="Lohit Devanagari1" svg:font-family="'Lohit Devanagari'"/>
    <style:font-face style:name="Lohit Hindi" svg:font-family="'Lohit Hindi'"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Glossar" style:family="table">
      <style:table-properties style:width="17.59cm" table:align="margins" fo:keep-with-next="always"/>
    </style:style>
    <style:style style:name="Glossar.A" style:family="table-column">
      <style:table-column-properties style:column-width="7.154cm" style:rel-column-width="4056*"/>
    </style:style>
    <style:style style:name="Glossar.B" style:family="table-column">
      <style:table-column-properties style:column-width="10.435cm" style:rel-column-width="5916*"/>
    </style:style>
    <style:style style:name="Glossar.A1" style:family="table-cell">
      <style:table-cell-properties fo:background-color="#ffcc99" fo:padding="0.097cm" fo:border-left="0.05pt solid #000000" fo:border-right="none" fo:border-top="0.05pt solid #000000" fo:border-bottom="0.05pt solid #000000">
        <style:background-image/>
      </style:table-cell-properties>
    </style:style>
    <style:style style:name="Glossar.B1" style:family="table-cell">
      <style:table-cell-properties fo:background-color="#ffcc99" fo:padding="0.097cm" fo:border="0.05pt solid #000000">
        <style:background-image/>
      </style:table-cell-properties>
    </style:style>
    <style:style style:name="Glossar.A2" style:family="table-cell">
      <style:table-cell-properties fo:padding="0.097cm" fo:border-left="0.05pt solid #000000" fo:border-right="none" fo:border-top="none" fo:border-bottom="0.05pt solid #000000"/>
    </style:style>
    <style:style style:name="Glossar.B2" style:family="table-cell">
      <style:table-cell-properties fo:padding="0.097cm" fo:border-left="0.05pt solid #000000" fo:border-right="0.05pt solid #000000" fo:border-top="none" fo:border-bottom="0.05pt solid #000000"/>
    </style:style>
    <style:style style:name="Glossar.A3" style:family="table-cell">
      <style:table-cell-properties fo:padding="0.097cm" fo:border-left="0.05pt solid #000000" fo:border-right="none" fo:border-top="none" fo:border-bottom="0.05pt solid #000000"/>
    </style:style>
    <style:style style:name="Glossar.B3" style:family="table-cell">
      <style:table-cell-properties fo:padding="0.097cm" fo:border-left="0.05pt solid #000000" fo:border-right="0.05pt solid #000000" fo:border-top="none" fo:border-bottom="0.05pt solid #000000"/>
    </style:style>
    <style:style style:name="Glossar.A4" style:family="table-cell">
      <style:table-cell-properties fo:padding="0.097cm" fo:border-left="0.05pt solid #000000" fo:border-right="none" fo:border-top="none" fo:border-bottom="0.05pt solid #000000"/>
    </style:style>
    <style:style style:name="Glossar.B4" style:family="table-cell">
      <style:table-cell-properties fo:padding="0.097cm" fo:border-left="0.05pt solid #000000" fo:border-right="0.05pt solid #000000" fo:border-top="none" fo:border-bottom="0.05pt solid #000000"/>
    </style:style>
    <style:style style:name="Glossar.A5" style:family="table-cell">
      <style:table-cell-properties fo:padding="0.097cm" fo:border-left="0.05pt solid #000000" fo:border-right="none" fo:border-top="none" fo:border-bottom="0.05pt solid #000000"/>
    </style:style>
    <style:style style:name="Glossar.B5" style:family="table-cell">
      <style:table-cell-properties fo:padding="0.097cm" fo:border-left="0.05pt solid #000000" fo:border-right="0.05pt solid #000000" fo:border-top="none" fo:border-bottom="0.05pt solid #000000"/>
    </style:style>
    <style:style style:name="Glossar.A6" style:family="table-cell">
      <style:table-cell-properties fo:padding="0.097cm" fo:border-left="0.05pt solid #000000" fo:border-right="none" fo:border-top="none" fo:border-bottom="0.05pt solid #000000"/>
    </style:style>
    <style:style style:name="Glossar.B6" style:family="table-cell">
      <style:table-cell-properties fo:padding="0.097cm" fo:border-left="0.05pt solid #000000" fo:border-right="0.05pt solid #000000" fo:border-top="none" fo:border-bottom="0.05pt solid #000000"/>
    </style:style>
    <style:style style:name="Glossar.A7" style:family="table-cell">
      <style:table-cell-properties fo:padding="0.097cm" fo:border-left="0.05pt solid #000000" fo:border-right="none" fo:border-top="none" fo:border-bottom="0.05pt solid #000000"/>
    </style:style>
    <style:style style:name="Glossar.B7" style:family="table-cell">
      <style:table-cell-properties fo:padding="0.097cm" fo:border-left="0.05pt solid #000000" fo:border-right="0.05pt solid #000000" fo:border-top="none" fo:border-bottom="0.05pt solid #000000"/>
    </style:style>
    <style:style style:name="Glossar.A8" style:family="table-cell">
      <style:table-cell-properties fo:padding="0.097cm" fo:border-left="0.05pt solid #000000" fo:border-right="none" fo:border-top="none" fo:border-bottom="0.05pt solid #000000"/>
    </style:style>
    <style:style style:name="Glossar.B8" style:family="table-cell">
      <style:table-cell-properties fo:padding="0.097cm" fo:border-left="0.05pt solid #000000" fo:border-right="0.05pt solid #000000" fo:border-top="none" fo:border-bottom="0.05pt solid #000000"/>
    </style:style>
    <style:style style:name="Glossar.A9" style:family="table-cell">
      <style:table-cell-properties fo:padding="0.097cm" fo:border-left="0.05pt solid #000000" fo:border-right="none" fo:border-top="none" fo:border-bottom="0.05pt solid #000000"/>
    </style:style>
    <style:style style:name="Glossar.B9" style:family="table-cell">
      <style:table-cell-properties fo:padding="0.097cm" fo:border-left="0.05pt solid #000000" fo:border-right="0.05pt solid #000000" fo:border-top="none" fo:border-bottom="0.05pt solid #000000"/>
    </style:style>
    <style:style style:name="Glossar.A10" style:family="table-cell">
      <style:table-cell-properties fo:padding="0.097cm" fo:border-left="0.05pt solid #000000" fo:border-right="none" fo:border-top="none" fo:border-bottom="0.05pt solid #000000"/>
    </style:style>
    <style:style style:name="Glossar.B10" style:family="table-cell">
      <style:table-cell-properties fo:padding="0.097cm" fo:border-left="0.05pt solid #000000" fo:border-right="0.05pt solid #000000" fo:border-top="none" fo:border-bottom="0.05pt solid #000000"/>
    </style:style>
    <style:style style:name="Glossar.A11" style:family="table-cell">
      <style:table-cell-properties fo:padding="0.097cm" fo:border-left="0.05pt solid #000000" fo:border-right="none" fo:border-top="none" fo:border-bottom="0.05pt solid #000000"/>
    </style:style>
    <style:style style:name="Glossar.B11" style:family="table-cell">
      <style:table-cell-properties fo:padding="0.097cm" fo:border-left="0.05pt solid #000000" fo:border-right="0.05pt solid #000000" fo:border-top="none" fo:border-bottom="0.05pt solid #000000"/>
    </style:style>
    <style:style style:name="Glossar.A12" style:family="table-cell">
      <style:table-cell-properties fo:padding="0.097cm" fo:border-left="0.05pt solid #000000" fo:border-right="none" fo:border-top="none" fo:border-bottom="0.05pt solid #000000"/>
    </style:style>
    <style:style style:name="Glossar.B12" style:family="table-cell">
      <style:table-cell-properties fo:padding="0.097cm" fo:border-left="0.05pt solid #000000" fo:border-right="0.05pt solid #000000" fo:border-top="none" fo:border-bottom="0.05pt solid #000000"/>
    </style:style>
    <style:style style:name="Glossar.A13" style:family="table-cell">
      <style:table-cell-properties fo:padding="0.097cm" fo:border-left="0.05pt solid #000000" fo:border-right="none" fo:border-top="none" fo:border-bottom="0.05pt solid #000000"/>
    </style:style>
    <style:style style:name="Glossar.B13" style:family="table-cell">
      <style:table-cell-properties fo:padding="0.097cm" fo:border-left="0.05pt solid #000000" fo:border-right="0.05pt solid #000000" fo:border-top="none" fo:border-bottom="0.05pt solid #000000"/>
    </style:style>
    <style:style style:name="Glossar.A14" style:family="table-cell">
      <style:table-cell-properties fo:padding="0.097cm" fo:border-left="0.05pt solid #000000" fo:border-right="none" fo:border-top="none" fo:border-bottom="0.05pt solid #000000"/>
    </style:style>
    <style:style style:name="Glossar.B14" style:family="table-cell">
      <style:table-cell-properties fo:padding="0.097cm" fo:border-left="0.05pt solid #000000" fo:border-right="0.05pt solid #000000" fo:border-top="none" fo:border-bottom="0.05pt solid #000000"/>
    </style:style>
    <style:style style:name="Glossar.A15" style:family="table-cell">
      <style:table-cell-properties fo:padding="0.097cm" fo:border-left="0.05pt solid #000000" fo:border-right="none" fo:border-top="none" fo:border-bottom="0.05pt solid #000000"/>
    </style:style>
    <style:style style:name="Glossar.B15" style:family="table-cell">
      <style:table-cell-properties fo:padding="0.097cm" fo:border-left="0.05pt solid #000000" fo:border-right="0.05pt solid #000000" fo:border-top="none" fo:border-bottom="0.05pt solid #000000"/>
    </style:style>
    <style:style style:name="Glossar.A16" style:family="table-cell">
      <style:table-cell-properties fo:padding="0.097cm" fo:border-left="0.05pt solid #000000" fo:border-right="none" fo:border-top="none" fo:border-bottom="0.05pt solid #000000"/>
    </style:style>
    <style:style style:name="Glossar.B16" style:family="table-cell">
      <style:table-cell-properties fo:padding="0.097cm" fo:border-left="0.05pt solid #000000" fo:border-right="0.05pt solid #000000" fo:border-top="none" fo:border-bottom="0.05pt solid #000000"/>
    </style:style>
    <style:style style:name="Glossar.A17" style:family="table-cell">
      <style:table-cell-properties fo:padding="0.097cm" fo:border-left="0.05pt solid #000000" fo:border-right="none" fo:border-top="none" fo:border-bottom="0.05pt solid #000000"/>
    </style:style>
    <style:style style:name="Glossar.B17" style:family="table-cell">
      <style:table-cell-properties fo:padding="0.097cm" fo:border-left="0.05pt solid #000000" fo:border-right="0.05pt solid #000000" fo:border-top="none" fo:border-bottom="0.05pt solid #000000"/>
    </style:style>
    <style:style style:name="Glossar.A18" style:family="table-cell">
      <style:table-cell-properties fo:padding="0.097cm" fo:border-left="0.05pt solid #000000" fo:border-right="none" fo:border-top="none" fo:border-bottom="0.05pt solid #000000"/>
    </style:style>
    <style:style style:name="Glossar.B18" style:family="table-cell">
      <style:table-cell-properties fo:padding="0.097cm" fo:border-left="0.05pt solid #000000" fo:border-right="0.05pt solid #000000" fo:border-top="none" fo:border-bottom="0.05pt solid #000000"/>
    </style:style>
    <style:style style:name="Glossar.A19" style:family="table-cell">
      <style:table-cell-properties fo:padding="0.097cm" fo:border-left="0.05pt solid #000000" fo:border-right="none" fo:border-top="none" fo:border-bottom="0.05pt solid #000000"/>
    </style:style>
    <style:style style:name="Glossar.B19" style:family="table-cell">
      <style:table-cell-properties fo:padding="0.097cm" fo:border-left="0.05pt solid #000000" fo:border-right="0.05pt solid #000000" fo:border-top="none" fo:border-bottom="0.05pt solid #000000"/>
    </style:style>
    <style:style style:name="Glossar.A20" style:family="table-cell">
      <style:table-cell-properties fo:padding="0.097cm" fo:border-left="0.05pt solid #000000" fo:border-right="none" fo:border-top="none" fo:border-bottom="0.05pt solid #000000"/>
    </style:style>
    <style:style style:name="Glossar.B20" style:family="table-cell">
      <style:table-cell-properties fo:padding="0.097cm" fo:border-left="0.05pt solid #000000" fo:border-right="0.05pt solid #000000" fo:border-top="none" fo:border-bottom="0.05pt solid #000000"/>
    </style:style>
    <style:style style:name="Glossar.A21" style:family="table-cell">
      <style:table-cell-properties fo:padding="0.097cm" fo:border-left="0.05pt solid #000000" fo:border-right="none" fo:border-top="none" fo:border-bottom="0.05pt solid #000000"/>
    </style:style>
    <style:style style:name="Glossar.B21" style:family="table-cell">
      <style:table-cell-properties fo:padding="0.097cm" fo:border-left="0.05pt solid #000000" fo:border-right="0.05pt solid #000000" fo:border-top="none" fo:border-bottom="0.05pt solid #000000"/>
    </style:style>
    <style:style style:name="funktionale_5f_anforderungen" style:display-name="funktionale_anforderungen" style:family="table">
      <style:table-properties style:width="17.59cm" table:align="margins" fo:keep-with-next="always"/>
    </style:style>
    <style:style style:name="funktionale_5f_anforderungen.A" style:display-name="funktionale_anforderungen.A" style:family="table-column">
      <style:table-column-properties style:column-width="3.478cm" style:rel-column-width="12959*"/>
    </style:style>
    <style:style style:name="funktionale_5f_anforderungen.B" style:display-name="funktionale_anforderungen.B" style:family="table-column">
      <style:table-column-properties style:column-width="14.111cm" style:rel-column-width="52576*"/>
    </style:style>
    <style:style style:name="funktionale_5f_anforderungen.A1" style:display-name="funktionale_anforderungen.A1" style:family="table-cell">
      <style:table-cell-properties fo:background-color="#ffcc99" fo:padding="0.097cm" fo:border-left="0.05pt solid #000000" fo:border-right="none" fo:border-top="0.05pt solid #000000" fo:border-bottom="0.05pt solid #000000">
        <style:background-image/>
      </style:table-cell-properties>
    </style:style>
    <style:style style:name="funktionale_5f_anforderungen.B1" style:display-name="funktionale_anforderungen.B1" style:family="table-cell">
      <style:table-cell-properties fo:background-color="#ffcc99" fo:padding="0.097cm" fo:border="0.05pt solid #000000">
        <style:background-image/>
      </style:table-cell-properties>
    </style:style>
    <style:style style:name="funktionale_5f_anforderungen.A2" style:display-name="funktionale_anforderungen.A2" style:family="table-cell">
      <style:table-cell-properties fo:padding="0.097cm" fo:border-left="0.05pt solid #000000" fo:border-right="none" fo:border-top="none" fo:border-bottom="0.05pt solid #000000"/>
    </style:style>
    <style:style style:name="funktionale_5f_anforderungen.B2" style:display-name="funktionale_anforderungen.B2" style:family="table-cell">
      <style:table-cell-properties fo:padding="0.097cm" fo:border-left="0.05pt solid #000000" fo:border-right="0.05pt solid #000000" fo:border-top="none" fo:border-bottom="0.05pt solid #000000"/>
    </style:style>
    <style:style style:name="funktionale_5f_anforderungen.A3" style:display-name="funktionale_anforderungen.A3" style:family="table-cell">
      <style:table-cell-properties fo:padding="0.097cm" fo:border-left="0.05pt solid #000000" fo:border-right="none" fo:border-top="none" fo:border-bottom="0.05pt solid #000000"/>
    </style:style>
    <style:style style:name="funktionale_5f_anforderungen.B3" style:display-name="funktionale_anforderungen.B3" style:family="table-cell">
      <style:table-cell-properties fo:padding="0.097cm" fo:border-left="0.05pt solid #000000" fo:border-right="0.05pt solid #000000" fo:border-top="none" fo:border-bottom="0.05pt solid #000000"/>
    </style:style>
    <style:style style:name="funktionale_5f_anforderungen.A4" style:display-name="funktionale_anforderungen.A4" style:family="table-cell">
      <style:table-cell-properties fo:padding="0.097cm" fo:border-left="0.05pt solid #000000" fo:border-right="none" fo:border-top="none" fo:border-bottom="0.05pt solid #000000"/>
    </style:style>
    <style:style style:name="funktionale_5f_anforderungen.B4" style:display-name="funktionale_anforderungen.B4" style:family="table-cell">
      <style:table-cell-properties fo:padding="0.097cm" fo:border-left="0.05pt solid #000000" fo:border-right="0.05pt solid #000000" fo:border-top="none" fo:border-bottom="0.05pt solid #000000"/>
    </style:style>
    <style:style style:name="funktionale_5f_anforderungen.A5" style:display-name="funktionale_anforderungen.A5" style:family="table-cell">
      <style:table-cell-properties fo:padding="0.097cm" fo:border-left="0.05pt solid #000000" fo:border-right="none" fo:border-top="none" fo:border-bottom="0.05pt solid #000000"/>
    </style:style>
    <style:style style:name="funktionale_5f_anforderungen.B5" style:display-name="funktionale_anforderungen.B5" style:family="table-cell">
      <style:table-cell-properties fo:padding="0.097cm" fo:border-left="0.05pt solid #000000" fo:border-right="0.05pt solid #000000" fo:border-top="none" fo:border-bottom="0.05pt solid #000000"/>
    </style:style>
    <style:style style:name="funktionale_5f_anforderungen.A6" style:display-name="funktionale_anforderungen.A6" style:family="table-cell">
      <style:table-cell-properties fo:padding="0.097cm" fo:border-left="0.05pt solid #000000" fo:border-right="none" fo:border-top="none" fo:border-bottom="0.05pt solid #000000"/>
    </style:style>
    <style:style style:name="funktionale_5f_anforderungen.B6" style:display-name="funktionale_anforderungen.B6" style:family="table-cell">
      <style:table-cell-properties fo:padding="0.097cm" fo:border-left="0.05pt solid #000000" fo:border-right="0.05pt solid #000000" fo:border-top="none" fo:border-bottom="0.05pt solid #000000"/>
    </style:style>
    <style:style style:name="nichtfunktionale_5f_anforderungen" style:display-name="nichtfunktionale_anforderungen" style:family="table">
      <style:table-properties style:width="17.59cm" table:align="margins" fo:keep-with-next="always"/>
    </style:style>
    <style:style style:name="nichtfunktionale_5f_anforderungen.A" style:display-name="nichtfunktionale_anforderungen.A" style:family="table-column">
      <style:table-column-properties style:column-width="3.708cm" style:rel-column-width="13814*"/>
    </style:style>
    <style:style style:name="nichtfunktionale_5f_anforderungen.B" style:display-name="nichtfunktionale_anforderungen.B" style:family="table-column">
      <style:table-column-properties style:column-width="13.882cm" style:rel-column-width="51721*"/>
    </style:style>
    <style:style style:name="nichtfunktionale_5f_anforderungen.A1" style:display-name="nichtfunktionale_anforderungen.A1" style:family="table-cell">
      <style:table-cell-properties fo:background-color="#ffcc99" fo:padding="0.097cm" fo:border-left="0.05pt solid #000000" fo:border-right="none" fo:border-top="0.05pt solid #000000" fo:border-bottom="0.05pt solid #000000">
        <style:background-image/>
      </style:table-cell-properties>
    </style:style>
    <style:style style:name="nichtfunktionale_5f_anforderungen.B1" style:display-name="nichtfunktionale_anforderungen.B1" style:family="table-cell">
      <style:table-cell-properties fo:background-color="#ffcc99" fo:padding="0.097cm" fo:border="0.05pt solid #000000">
        <style:background-image/>
      </style:table-cell-properties>
    </style:style>
    <style:style style:name="nichtfunktionale_5f_anforderungen.A2" style:display-name="nichtfunktionale_anforderungen.A2" style:family="table-cell">
      <style:table-cell-properties fo:padding="0.097cm" fo:border-left="0.05pt solid #000000" fo:border-right="none" fo:border-top="none" fo:border-bottom="0.05pt solid #000000"/>
    </style:style>
    <style:style style:name="nichtfunktionale_5f_anforderungen.B2" style:display-name="nichtfunktionale_anforderungen.B2" style:family="table-cell">
      <style:table-cell-properties fo:padding="0.097cm" fo:border-left="0.05pt solid #000000" fo:border-right="0.05pt solid #000000" fo:border-top="none" fo:border-bottom="0.05pt solid #000000"/>
    </style:style>
    <style:style style:name="nichtfunktionale_5f_anforderungen.A3" style:display-name="nichtfunktionale_anforderungen.A3" style:family="table-cell">
      <style:table-cell-properties fo:padding="0.097cm" fo:border-left="0.05pt solid #000000" fo:border-right="none" fo:border-top="none" fo:border-bottom="0.05pt solid #000000"/>
    </style:style>
    <style:style style:name="nichtfunktionale_5f_anforderungen.B3" style:display-name="nichtfunktionale_anforderungen.B3" style:family="table-cell">
      <style:table-cell-properties fo:padding="0.097cm" fo:border-left="0.05pt solid #000000" fo:border-right="0.05pt solid #000000" fo:border-top="none" fo:border-bottom="0.05pt solid #000000"/>
    </style:style>
    <style:style style:name="nichtfunktionale_5f_anforderungen.A4" style:display-name="nichtfunktionale_anforderungen.A4" style:family="table-cell">
      <style:table-cell-properties fo:padding="0.097cm" fo:border-left="0.05pt solid #000000" fo:border-right="none" fo:border-top="none" fo:border-bottom="0.05pt solid #000000"/>
    </style:style>
    <style:style style:name="nichtfunktionale_5f_anforderungen.B4" style:display-name="nichtfunktionale_anforderungen.B4" style:family="table-cell">
      <style:table-cell-properties fo:padding="0.097cm" fo:border-left="0.05pt solid #000000" fo:border-right="0.05pt solid #000000" fo:border-top="none" fo:border-bottom="0.05pt solid #000000"/>
    </style:style>
    <style:style style:name="nichtfunktionale_5f_anforderungen.A5" style:display-name="nichtfunktionale_anforderungen.A5" style:family="table-cell">
      <style:table-cell-properties fo:padding="0.097cm" fo:border-left="0.05pt solid #000000" fo:border-right="none" fo:border-top="none" fo:border-bottom="0.05pt solid #000000"/>
    </style:style>
    <style:style style:name="nichtfunktionale_5f_anforderungen.B5" style:display-name="nichtfunktionale_anforderungen.B5" style:family="table-cell">
      <style:table-cell-properties fo:padding="0.097cm" fo:border-left="0.05pt solid #000000" fo:border-right="0.05pt solid #000000" fo:border-top="none" fo:border-bottom="0.05pt solid #000000"/>
    </style:style>
    <style:style style:name="nichtfunktionale_5f_anforderungen.A6" style:display-name="nichtfunktionale_anforderungen.A6" style:family="table-cell">
      <style:table-cell-properties fo:padding="0.097cm" fo:border-left="0.05pt solid #000000" fo:border-right="none" fo:border-top="none" fo:border-bottom="0.05pt solid #000000"/>
    </style:style>
    <style:style style:name="nichtfunktionale_5f_anforderungen.B6" style:display-name="nichtfunktionale_anforderungen.B6" style:family="table-cell">
      <style:table-cell-properties fo:padding="0.097cm" fo:border-left="0.05pt solid #000000" fo:border-right="0.05pt solid #000000" fo:border-top="none" fo:border-bottom="0.05pt solid #000000"/>
    </style:style>
    <style:style style:name="nichtfunktionale_5f_anforderungen.A7" style:display-name="nichtfunktionale_anforderungen.A7" style:family="table-cell">
      <style:table-cell-properties fo:padding="0.097cm" fo:border-left="0.05pt solid #000000" fo:border-right="none" fo:border-top="none" fo:border-bottom="0.05pt solid #000000"/>
    </style:style>
    <style:style style:name="nichtfunktionale_5f_anforderungen.B7" style:display-name="nichtfunktionale_anforderungen.B7" style:family="table-cell">
      <style:table-cell-properties fo:padding="0.097cm" fo:border-left="0.05pt solid #000000" fo:border-right="0.05pt solid #000000" fo:border-top="none" fo:border-bottom="0.05pt solid #000000"/>
    </style:style>
    <style:style style:name="nichtfunktionale_5f_anforderungen.A8" style:display-name="nichtfunktionale_anforderungen.A8" style:family="table-cell">
      <style:table-cell-properties fo:padding="0.097cm" fo:border-left="0.05pt solid #000000" fo:border-right="none" fo:border-top="none" fo:border-bottom="0.05pt solid #000000"/>
    </style:style>
    <style:style style:name="nichtfunktionale_5f_anforderungen.B8" style:display-name="nichtfunktionale_anforderungen.B8" style:family="table-cell">
      <style:table-cell-properties fo:padding="0.097cm" fo:border-left="0.05pt solid #000000" fo:border-right="0.05pt solid #000000" fo:border-top="none" fo:border-bottom="0.05pt solid #000000"/>
    </style:style>
    <style:style style:name="Tabelle1" style:family="table">
      <style:table-properties style:width="17.59cm" table:align="margins" fo:keep-with-next="alway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cc99"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2" style:family="table">
      <style:table-properties style:width="17.59cm" table:align="margins" fo:keep-with-next="always"/>
    </style:style>
    <style:style style:name="Tabelle2.A" style:family="table-column">
      <style:table-column-properties style:column-width="4.431cm" style:rel-column-width="16508*"/>
    </style:style>
    <style:style style:name="Tabelle2.B" style:family="table-column">
      <style:table-column-properties style:column-width="13.159cm" style:rel-column-width="49027*"/>
    </style:style>
    <style:style style:name="Tabelle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cc99" fo:padding="0.097cm" fo:border="0.05pt solid #000000">
        <style:background-image/>
      </style:table-cell-properties>
    </style:style>
    <style:style style:name="Tabelle2.A2" style:family="table-cell">
      <style:table-cell-properties style:vertical-align="middle"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0.05pt solid #000000" fo:border-top="none" fo:border-bottom="0.05pt solid #000000"/>
    </style:style>
    <style:style style:name="Tabelle2.B15" style:family="table-cell">
      <style:table-cell-properties fo:padding="0.097cm" fo:border-left="0.05pt solid #000000" fo:border-right="0.05pt solid #000000" fo:border-top="none" fo:border-bottom="0.05pt solid #000000"/>
    </style:style>
    <style:style style:name="Tabelle2.B16" style:family="table-cell">
      <style:table-cell-properties fo:padding="0.097cm" fo:border-left="0.05pt solid #000000" fo:border-right="0.05pt solid #000000" fo:border-top="none" fo:border-bottom="0.05pt solid #000000"/>
    </style:style>
    <style:style style:name="Tabelle3" style:family="table">
      <style:table-properties style:width="17.59cm" table:align="margins"/>
    </style:style>
    <style:style style:name="Tabelle3.A" style:family="table-column">
      <style:table-column-properties style:column-width="17.59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arlito1"/>
    </style:style>
    <style:style style:name="P2" style:family="paragraph" style:parent-style-name="Text_20_body">
      <style:text-properties style:font-name="Carlito1" fo:font-weight="normal" style:font-weight-asian="normal" style:font-weight-complex="normal"/>
    </style:style>
    <style:style style:name="P3" style:family="paragraph" style:parent-style-name="Text_20_body">
      <style:paragraph-properties fo:text-align="start" style:justify-single-word="false"/>
      <style:text-properties style:font-name="Carlito1" fo:font-style="normal" fo:font-weight="bold" style:font-style-asian="normal" style:font-weight-asian="bold" style:font-style-complex="normal" style:font-weight-complex="bold"/>
    </style:style>
    <style:style style:name="P4" style:family="paragraph" style:parent-style-name="Standard">
      <style:text-properties style:text-outline="false" style:text-line-through-style="none" style:font-name="Carlito1" fo:font-size="12pt" fo:font-style="normal" fo:text-shadow="none" style:text-underline-style="none" fo:font-weight="normal" style:font-name-asian="Carlito1" style:font-size-asian="12pt" style:font-style-asian="normal" style:font-weight-asian="normal" style:font-name-complex="Carlito1" style:font-size-complex="12pt" style:font-style-complex="normal" style:font-weight-complex="normal" style:text-emphasize="none" style:text-overline-style="none" style:text-overline-color="font-color"/>
    </style:style>
    <style:style style:name="P5" style:family="paragraph" style:parent-style-name="Standard">
      <style:text-properties style:font-name="Carlito" fo:font-size="12pt" style:font-name-asian="Carlito" style:font-size-asian="12pt" style:font-size-complex="12pt"/>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List_20_Paragraph">
      <style:paragraph-properties fo:margin-left="0cm" fo:margin-right="0cm" fo:text-indent="0cm" style:auto-text-indent="false"/>
      <style:text-properties style:font-name="Carlito1"/>
    </style:style>
    <style:style style:name="P9" style:family="paragraph" style:parent-style-name="Table_20_Contents">
      <style:text-properties style:font-name="Carlito1"/>
    </style:style>
    <style:style style:name="P10" style:family="paragraph" style:parent-style-name="Table_20_Contents">
      <style:text-properties style:font-name="Carlito1" fo:font-weight="bold" style:font-weight-asian="bold" style:font-weight-complex="bold"/>
    </style:style>
    <style:style style:name="P11" style:family="paragraph" style:parent-style-name="Table_20_Contents">
      <style:text-properties style:font-name="Carlito1" fo:font-size="12pt" fo:font-weight="normal"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font-name="Carlito1"/>
    </style:style>
    <style:style style:name="P13" style:family="paragraph" style:parent-style-name="Table_20_Contents">
      <style:text-properties style:font-name="Carlito" fo:font-size="12pt" style:font-name-asian="Carlito" style:font-size-asian="12pt" style:font-size-complex="12pt"/>
    </style:style>
    <style:style style:name="P14" style:family="paragraph" style:parent-style-name="Table_20_Contents">
      <style:text-properties fo:font-weight="bold" style:font-weight-asian="bold" style:font-weight-complex="bold"/>
    </style:style>
    <style:style style:name="P15" style:family="paragraph" style:parent-style-name="Table_20_index_20_1">
      <style:paragraph-properties>
        <style:tab-stops>
          <style:tab-stop style:position="17.59cm" style:type="right" style:leader-style="dotted" style:leader-text="."/>
        </style:tab-stops>
      </style:paragraph-properties>
    </style:style>
    <style:style style:name="P16" style:family="paragraph" style:parent-style-name="Heading_20_1">
      <style:text-properties style:font-name="Carlito1"/>
    </style:style>
    <style:style style:name="P17" style:family="paragraph" style:parent-style-name="Heading_20_1">
      <style:paragraph-properties fo:break-before="page"/>
      <style:text-properties style:font-name="Carlito1"/>
    </style:style>
    <style:style style:name="P18" style:family="paragraph" style:parent-style-name="Text_20_body">
      <style:text-properties style:font-name="Carlito1"/>
    </style:style>
    <style:style style:name="P19" style:family="paragraph" style:parent-style-name="Heading_20_2">
      <style:text-properties style:font-name="Carlito1"/>
    </style:style>
    <style:style style:name="P20" style:family="paragraph" style:parent-style-name="Standard">
      <style:text-properties style:text-outline="false" style:text-line-through-style="none" style:font-name="Carlito1" fo:font-size="12pt" fo:font-style="normal" fo:text-shadow="none" style:text-underline-style="none" fo:font-weight="normal" style:font-name-asian="Carlito1" style:font-size-asian="12pt" style:font-style-asian="normal" style:font-weight-asian="normal" style:font-name-complex="Carlito1" style:font-size-complex="12pt" style:font-style-complex="normal" style:font-weight-complex="normal" style:text-emphasize="none" style:text-overline-style="none" style:text-overline-color="font-color"/>
    </style:style>
    <style:style style:name="P21" style:family="paragraph" style:parent-style-name="Standard">
      <style:text-properties style:text-outline="false" style:text-line-through-style="none" style:font-name="Carlito" fo:font-size="12pt" fo:font-style="normal" fo:text-shadow="none" style:text-underline-style="none" fo:font-weight="normal" style:font-name-asian="Carlito" style:font-size-asian="12pt" style:font-style-asian="normal" style:font-weight-asian="normal" style:font-name-complex="Carlito1" style:font-size-complex="12pt" style:font-style-complex="normal" style:font-weight-complex="normal" style:text-emphasize="none" style:text-overline-style="none" style:text-overline-color="font-color"/>
    </style:style>
    <style:style style:name="P22" style:family="paragraph" style:parent-style-name="Standard">
      <style:text-properties style:text-outline="false" style:text-line-through-style="none" style:font-name="Carlito" fo:font-size="12pt" fo:font-style="normal" fo:text-shadow="none" style:text-underline-style="none" fo:font-weight="normal" style:font-name-asian="Carlito"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outline="false" style:text-line-through-style="none" fo:font-style="normal" fo:text-shadow="none" style:text-underline-style="none" fo:font-weight="normal" style:font-style-asian="normal" style:font-weight-asian="normal" style:font-name-complex="Carlito1"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style-asian="normal" style:font-weight-asian="normal" style:font-name-complex="Lohit Hindi" style:font-style-complex="normal" style:font-weight-complex="normal" style:text-emphasize="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kt Lernende Agenden</text:p>
      <text:p text:style-name="Title">Text Mining</text:p>
      <text:p text:style-name="Text_20_body"/>
      <text:p text:style-name="Subtitle">Spezifik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utor: David Laule</text:p>
      <text:p text:style-name="Text_20_body">Version: 0.2</text:p>
      <text:p text:style-name="Text_20_body">Status: in Arbeit</text:p>
      <text:p text:style-name="Text_20_body">Datum: 01.06.201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6"><text:a xlink:type="simple" xlink:href="#__RefHeading__729_1449813190" text:style-name="Index_20_Link" text:visited-style-name="Index_20_Link">1Einleitung<text:tab/>3</text:a></text:p>
          <text:p text:style-name="P7"><text:a xlink:type="simple" xlink:href="#__RefHeading__731_1449813190" text:style-name="Index_20_Link" text:visited-style-name="Index_20_Link">1.1Ziele<text:tab/>3</text:a></text:p>
          <text:p text:style-name="P7"><text:a xlink:type="simple" xlink:href="#__RefHeading__733_1449813190" text:style-name="Index_20_Link" text:visited-style-name="Index_20_Link">1.2Rahmenbedingungen<text:tab/>3</text:a></text:p>
          <text:p text:style-name="P6"><text:a xlink:type="simple" xlink:href="#__RefHeading__1300_1360556041" text:style-name="Index_20_Link" text:visited-style-name="Index_20_Link">2Begriffe<text:tab/>4</text:a></text:p>
          <text:p text:style-name="P6"><text:a xlink:type="simple" xlink:href="#__RefHeading__735_1449813190" text:style-name="Index_20_Link" text:visited-style-name="Index_20_Link">3Anforderungen<text:tab/>4</text:a></text:p>
          <text:p text:style-name="P7"><text:a xlink:type="simple" xlink:href="#__RefHeading__274_1607938665" text:style-name="Index_20_Link" text:visited-style-name="Index_20_Link">3.1Funktionale Anforderungen<text:tab/>4</text:a></text:p>
          <text:p text:style-name="P7"><text:a xlink:type="simple" xlink:href="#__RefHeading__276_1607938665" text:style-name="Index_20_Link" text:visited-style-name="Index_20_Link">3.2Nichtfunktionale Anforderungen<text:tab/>5</text:a></text:p>
          <text:p text:style-name="P7"><text:a xlink:type="simple" xlink:href="#__RefHeading__1318_1360556041" text:style-name="Index_20_Link" text:visited-style-name="Index_20_Link">3.3Sonstiges<text:tab/>6</text:a></text:p>
        </text:index-body>
      </text:table-of-content>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15">Tabelle 1: Glossar<text:tab/>4</text:p>
          <text:p text:style-name="P15">Tabelle 2: Funktionale Anforderungen<text:tab/>4</text:p>
          <text:p text:style-name="P15">Tabelle 3: Nicht-Funktionale Anforderungen<text:tab/>5</text:p>
          <text:p text:style-name="P15">Tabelle 4: Basis-Typen<text:tab/>6</text:p>
          <text:p text:style-name="P15">Tabelle 5: Entitäten-Attribute<text:tab/>7</text:p>
        </text:index-body>
      </text:table-index>
      <text:p text:style-name="Text_20_body"/>
      <text:h text:style-name="P17" text:outline-level="1"><text:bookmark-start text:name="__RefHeading__729_1449813190"/>Einleitung<text:bookmark-end text:name="__RefHeading__729_1449813190"/></text:h>
      <text:h text:style-name="P19" text:outline-level="2"><text:bookmark-start text:name="__RefHeading__731_1449813190"/>Ziele<text:bookmark-end text:name="__RefHeading__731_1449813190"/></text:h>
      <text:p text:style-name="P1">Ziel des Dokumentes stellt die Spezifikation der Text-Mining-Software (TMS) dar, welche im Zuge des Projektes Lernenden Agenden entwickelt wird.</text:p>
      <text:h text:style-name="P19" text:outline-level="2"><text:bookmark-start text:name="__RefHeading__733_1449813190"/>Rahmenbedingungen<text:bookmark-end text:name="__RefHeading__733_1449813190"/></text:h>
      <text:p text:style-name="P1">Siehe Architektur.odt</text:p>
      <text:h text:style-name="P16" text:outline-level="1"><text:bookmark-start text:name="__RefHeading__1300_1360556041"/><text:soft-page-break/>Begriffe<text:bookmark-end text:name="__RefHeading__1300_1360556041"/></text:h>
      <table:table table:name="Glossar" table:style-name="Glossar">
        <table:table-column table:style-name="Glossar.A"/>
        <table:table-column table:style-name="Glossar.B"/>
        <text:soft-page-break/>
        <table:table-row>
          <table:table-cell table:style-name="Glossar.A1" office:value-type="string">
            <text:p text:style-name="P10">Begriff</text:p>
          </table:table-cell>
          <table:table-cell table:style-name="Glossar.B1" office:value-type="string">
            <text:p text:style-name="P10">Erläuterung</text:p>
          </table:table-cell>
        </table:table-row>
        <table:table-row>
          <table:table-cell table:style-name="Glossar.A16" office:value-type="string">
            <text:p text:style-name="P4">Analysis Engine</text:p>
          </table:table-cell>
          <table:table-cell table:style-name="Glossar.B2" office:value-type="string">
            <text:p text:style-name="P21">Zusammenschaltung von mehreren Annotatoren. Verwendung u.a. bei der Vorverarbeitung der Texte.</text:p>
          </table:table-cell>
        </table:table-row>
        <table:table-row>
          <table:table-cell table:style-name="Glossar.A16" office:value-type="string">
            <text:p text:style-name="P4">Annotator</text:p>
          </table:table-cell>
          <table:table-cell table:style-name="Glossar.B3" office:value-type="string">
            <text:p text:style-name="P5"><text:span text:style-name="T4">Beinhaltet Logik für die Analyse, erzeugt dabei Metadaten über </text:span><text:span text:style-name="T5">das analysierte Artefakt, Ergebnisse in Feature Structures.</text:span></text:p>
          </table:table-cell>
        </table:table-row>
        <table:table-row>
          <table:table-cell table:style-name="Glossar.A16" office:value-type="string">
            <text:p text:style-name="P4">CAS</text:p>
          </table:table-cell>
          <table:table-cell table:style-name="Glossar.B4" office:value-type="string">
            <text:p text:style-name="P5"><text:span text:style-name="T4">Zentrale Datenstruktur über die alle UIMA-Komponenten </text:span><text:span text:style-name="T5">kommunizieren. In den CAS-Objekten sind die annotierten Tags enthalten.</text:span></text:p>
          </table:table-cell>
        </table:table-row>
        <table:table-row>
          <table:table-cell table:style-name="Glossar.A16" office:value-type="string">
            <text:p text:style-name="P22">CAS Consumer</text:p>
          </table:table-cell>
          <table:table-cell table:style-name="Glossar.B5" office:value-type="string">
            <text:p text:style-name="P22">Erhält von den Analyse Engines die annotierten CAS-Objekte und persistiert diese ( z.B. In Form einer SQL-Datenbank).</text:p>
          </table:table-cell>
        </table:table-row>
        <table:table-row>
          <table:table-cell table:style-name="Glossar.A16" office:value-type="string">
            <text:p text:style-name="P22">Classifier</text:p>
          </table:table-cell>
          <table:table-cell table:style-name="Glossar.B6" office:value-type="string">
            <text:p text:style-name="P22">Beschreibt einen Annotator der einen Input mit bestimmten Einstellungen klassifiziert.</text:p>
          </table:table-cell>
        </table:table-row>
        <table:table-row>
          <table:table-cell table:style-name="Glossar.A16" office:value-type="string">
            <text:p text:style-name="P22">Collection Reader</text:p>
          </table:table-cell>
          <table:table-cell table:style-name="Glossar.B7" office:value-type="string">
            <text:p text:style-name="P22">Liest die zu analysierenden Daten ein und erstellt CAS-Objekte die an die Analysis Engines weiter gereicht werden.</text:p>
          </table:table-cell>
        </table:table-row>
        <table:table-row>
          <table:table-cell table:style-name="Glossar.A16" office:value-type="string">
            <text:p text:style-name="P4">Feature Extraction</text:p>
            <text:p text:style-name="P11"/>
          </table:table-cell>
          <table:table-cell table:style-name="Glossar.B8" office:value-type="string">
            <text:p text:style-name="P22">Ableitung von Werten (Features) aus den Grunddaten (hier Texte).</text:p>
          </table:table-cell>
        </table:table-row>
        <table:table-row>
          <table:table-cell table:style-name="Glossar.A16" office:value-type="string">
            <text:p text:style-name="P4">Feature Structures </text:p>
          </table:table-cell>
          <table:table-cell table:style-name="Glossar.B9" office:value-type="string">
            <text:p text:style-name="P5"><text:span text:style-name="T4">Datenstrukturen, die einen Typ und eine Menge Attribut-Value-</text:span><text:span text:style-name="T5">Paaren.</text:span></text:p>
          </table:table-cell>
        </table:table-row>
        <table:table-row>
          <table:table-cell table:style-name="Glossar.A16" office:value-type="string">
            <text:p text:style-name="P22">Gold-Standard</text:p>
          </table:table-cell>
          <table:table-cell table:style-name="Glossar.B10" office:value-type="string">
            <text:p text:style-name="P22">Ein Annotator der dem CAS-Objekt die Klassifikationsart zuweist (z.B. positiv oder negativ).</text:p>
          </table:table-cell>
        </table:table-row>
        <table:table-row>
          <table:table-cell table:style-name="Glossar.A16" office:value-type="string">
            <text:p text:style-name="P22">Instance</text:p>
          </table:table-cell>
          <table:table-cell table:style-name="Glossar.B11" office:value-type="string">
            <text:p text:style-name="P22">Für das Machine Learning werden sog. Instances benötigt, die mit den Features und weiteren definierten Attributen (z.B. UsenetDocument) angereichert und persistiert werden. Die Machine Learning Frameworks (LibSVM z.B.) greift auf die spezifischen persistierten Daten zu und kann diese verarbeiten.</text:p>
          </table:table-cell>
        </table:table-row>
        <table:table-row>
          <table:table-cell table:style-name="Glossar.A16" office:value-type="string">
            <text:p text:style-name="P11">jCAS</text:p>
          </table:table-cell>
          <table:table-cell table:style-name="Glossar.B12" office:value-type="string">
            <text:p text:style-name="P5">Java-Implementierung der CAS-Objekte (siehe CAS).</text:p>
          </table:table-cell>
        </table:table-row>
        <table:table-row>
          <table:table-cell table:style-name="Glossar.A16" office:value-type="string">
            <text:p text:style-name="P22">Machine Learning</text:p>
          </table:table-cell>
          <table:table-cell table:style-name="Glossar.B13" office:value-type="string">
            <text:p text:style-name="P22">Druch diese Methoden wird ein Wissen aus Erfahrungen generiert. Dabei bedient es sich einer Trainingsphase, wo diese Erfahrungen gesammelt werden. Man unterscheidet zwischen Überwachten und unüberwachten Lernen.</text:p>
          </table:table-cell>
        </table:table-row>
        <table:table-row>
          <table:table-cell table:style-name="Glossar.A16" office:value-type="string">
            <text:p text:style-name="P4">N-Gramm</text:p>
          </table:table-cell>
          <table:table-cell table:style-name="Glossar.B14" office:value-type="string">
            <text:p text:style-name="P13">Sind das Ergebnis der Zerleung eines Textes in <text:soft-page-break/>Fragmente. Der Text wird dabei zerlegt und jeweil n-aufeinanderfolgende Fragmente als N-Gramm zusammen gefasst.</text:p>
          </table:table-cell>
        </table:table-row>
        <table:table-row>
          <table:table-cell table:style-name="Glossar.A16" office:value-type="string">
            <text:p text:style-name="P22">Naive-Bayes</text:p>
          </table:table-cell>
          <table:table-cell table:style-name="Glossar.B15" office:value-type="string">
            <text:p text:style-name="P22">Ist eine Klassifizierungs-Methode die ein Objekt zu einer Klasse zuordnet, zu der es mit der größten Wahrscheinlichkeit gehört.</text:p>
          </table:table-cell>
        </table:table-row>
        <table:table-row>
          <table:table-cell table:style-name="Glossar.A16" office:value-type="string">
            <text:p text:style-name="P4">Part-of-Speech Tagger</text:p>
          </table:table-cell>
          <table:table-cell table:style-name="Glossar.B16" office:value-type="string">
            <text:p text:style-name="P21">Parsen des Textes und erzeugen von POS-Annotationen auf Grundlage eines gegebenen Daten-Models. Input sind die Tokens und der Output ist ein annotierter Text mit Part-Of-Speech-Tag.</text:p>
          </table:table-cell>
        </table:table-row>
        <table:table-row>
          <table:table-cell table:style-name="Glossar.A21" office:value-type="string">
            <text:p text:style-name="P22">Pipeline</text:p>
          </table:table-cell>
          <table:table-cell table:style-name="Glossar.B17" office:value-type="string">
            <text:p text:style-name="P22">In der Pipeline werden die jeweiligen Analyse-Schritte hintereinander geschaltet und ausgeführt.</text:p>
          </table:table-cell>
        </table:table-row>
        <table:table-row>
          <table:table-cell table:style-name="Glossar.A21" office:value-type="string">
            <text:p text:style-name="P22">Support-Vektor-Machine</text:p>
          </table:table-cell>
          <table:table-cell table:style-name="Glossar.B18" office:value-type="string">
            <text:p text:style-name="P22">Ist eine Klassifizierungs-Methode die eine Menge von Objekte in Klassen unterteilt, sodass um die Klassengrenzen herum ein möglichst breiter Bereich frei von Objekten bleibt. Neben Klassifikation ist auch Regression möglich.</text:p>
          </table:table-cell>
        </table:table-row>
        <table:table-row>
          <table:table-cell table:style-name="Glossar.A21" office:value-type="string">
            <text:p text:style-name="P22">UsenetDocument</text:p>
          </table:table-cell>
          <table:table-cell table:style-name="Glossar.B19" office:value-type="string">
            <text:p text:style-name="P22">Beim Trainieren wird, durch die manuelle Vorgabe, die Klassifikation eines Textes festgelegt. (hier z.B. positiv oder negativ). Weiterhin werden, für unsere Zwekce, die prozentualen Werte dem jeweiligen Dokument mitgegeben.</text:p>
          </table:table-cell>
        </table:table-row>
        <table:table-row>
          <table:table-cell table:style-name="Glossar.A21" office:value-type="string">
            <text:p text:style-name="P22"/>
          </table:table-cell>
          <table:table-cell table:style-name="Glossar.B20" office:value-type="string">
            <text:p text:style-name="P22"/>
          </table:table-cell>
        </table:table-row>
        <table:table-row>
          <table:table-cell table:style-name="Glossar.A21" office:value-type="string">
            <text:p text:style-name="P22"/>
          </table:table-cell>
          <table:table-cell table:style-name="Glossar.B21" office:value-type="string">
            <text:p text:style-name="P22"/>
          </table:table-cell>
        </table:table-row>
      </table:table>
      <text:p text:style-name="Table">Tabelle <text:sequence text:ref-name="refTable0" text:name="Table" text:formula="ooow:Table+1" style:num-format="1">1</text:sequence>: Glossar</text:p>
      <text:p text:style-name="P2"/>
      <text:h text:style-name="P16" text:outline-level="1"><text:bookmark-start text:name="__RefHeading__735_1449813190"/>Anforderungen<text:bookmark-end text:name="__RefHeading__735_1449813190"/></text:h>
      <text:p text:style-name="P1">Im Folgenden werden die einzelnen Anforderungen an die Software aufgeführt.</text:p>
      <text:h text:style-name="P19" text:outline-level="2"><text:bookmark-start text:name="__RefHeading__274_1607938665"/>Funktionale Anforderungen<text:bookmark-end text:name="__RefHeading__274_1607938665"/></text:h>
      <text:p text:style-name="P1"/>
      <table:table table:name="funktionale_anforderungen" table:style-name="funktionale_5f_anforderungen">
        <table:table-column table:style-name="funktionale_5f_anforderungen.A"/>
        <table:table-column table:style-name="funktionale_5f_anforderungen.B"/>
        <text:soft-page-break/>
        <table:table-row>
          <table:table-cell table:style-name="funktionale_5f_anforderungen.A1" office:value-type="string">
            <text:p text:style-name="P14">Anforderungs-ID</text:p>
          </table:table-cell>
          <table:table-cell table:style-name="funktionale_5f_anforderungen.B1" office:value-type="string">
            <text:p text:style-name="Table_20_Contents">Funktionale Anforderung</text:p>
          </table:table-cell>
        </table:table-row>
        <table:table-row>
          <table:table-cell table:style-name="funktionale_5f_anforderungen.A6" office:value-type="string">
            <text:p text:style-name="Table_20_Contents">F1</text:p>
          </table:table-cell>
          <table:table-cell table:style-name="funktionale_5f_anforderungen.B6" office:value-type="string">
            <text:p text:style-name="P1">Das System soll Texte über eine Person, die in der Öffentlichkeit steht, analysieren und bezüglich der dort verwendeten Formulierungen in die Klassen positives oder negative Image zugeordnet werden.</text:p>
          </table:table-cell>
        </table:table-row>
        <table:table-row>
          <table:table-cell table:style-name="funktionale_5f_anforderungen.A6" office:value-type="string">
            <text:p text:style-name="Table_20_Contents">F2</text:p>
          </table:table-cell>
          <table:table-cell table:style-name="funktionale_5f_anforderungen.B6" office:value-type="string">
            <text:p text:style-name="P1">Die für das Training und auch später verwendeten Texte müssen eindeutig klassifizierbar sein.</text:p>
          </table:table-cell>
        </table:table-row>
        <table:table-row>
          <table:table-cell table:style-name="funktionale_5f_anforderungen.A6" office:value-type="string">
            <text:p text:style-name="Table_20_Contents">F3</text:p>
          </table:table-cell>
          <table:table-cell table:style-name="funktionale_5f_anforderungen.B6" office:value-type="string">
            <text:p text:style-name="P1">Die Texte müssen persitent gespeichert werden.</text:p>
          </table:table-cell>
        </table:table-row>
        <table:table-row>
          <table:table-cell table:style-name="funktionale_5f_anforderungen.A6" office:value-type="string">
            <text:p text:style-name="Table_20_Contents">F4</text:p>
          </table:table-cell>
          <table:table-cell table:style-name="funktionale_5f_anforderungen.B6" office:value-type="string">
            <text:p text:style-name="P1">Die Texte müssen einem UIMA/ClearTK kompatiblen Format entsprechen.</text:p>
          </table:table-cell>
        </table:table-row>
        <table:table-row>
          <table:table-cell table:style-name="funktionale_5f_anforderungen.A6" office:value-type="string">
            <text:p text:style-name="Table_20_Contents">F5</text:p>
          </table:table-cell>
          <table:table-cell table:style-name="funktionale_5f_anforderungen.B6" office:value-type="string">
            <text:p text:style-name="P1">Das aktuelle Trainingsmodel muss persistent gespeichert werden.</text:p>
          </table:table-cell>
        </table:table-row>
      </table:table>
      <text:p text:style-name="Table">Tabelle <text:sequence text:ref-name="refTable1" text:name="Table" text:formula="ooow:Table+1" style:num-format="1">2</text:sequence>: Funktionale Anforderungen</text:p>
      <text:h text:style-name="P19" text:outline-level="2"><text:bookmark-start text:name="__RefHeading__276_1607938665"/>Nichtfunktionale Anforderungen<text:bookmark-end text:name="__RefHeading__276_1607938665"/></text:h>
      <text:p text:style-name="P1"/>
      <table:table table:name="nichtfunktionale_anforderungen" table:style-name="nichtfunktionale_5f_anforderungen">
        <table:table-column table:style-name="nichtfunktionale_5f_anforderungen.A"/>
        <table:table-column table:style-name="nichtfunktionale_5f_anforderungen.B"/>
        <table:table-row>
          <table:table-cell table:style-name="nichtfunktionale_5f_anforderungen.A1" office:value-type="string">
            <text:p text:style-name="P14">Anforderungs-ID</text:p>
          </table:table-cell>
          <table:table-cell table:style-name="nichtfunktionale_5f_anforderungen.B1" office:value-type="string">
            <text:p text:style-name="P14">Nicht-Funktionale Anforderung</text:p>
          </table:table-cell>
        </table:table-row>
        <table:table-row>
          <table:table-cell table:style-name="nichtfunktionale_5f_anforderungen.A7" office:value-type="string">
            <text:p text:style-name="Table_20_Contents">NF1</text:p>
          </table:table-cell>
          <table:table-cell table:style-name="nichtfunktionale_5f_anforderungen.B2" office:value-type="string">
            <text:p text:style-name="P1">Das System soll wartbar sein.</text:p>
          </table:table-cell>
        </table:table-row>
        <table:table-row>
          <table:table-cell table:style-name="nichtfunktionale_5f_anforderungen.A7" office:value-type="string">
            <text:p text:style-name="Table_20_Contents">NF2</text:p>
          </table:table-cell>
          <table:table-cell table:style-name="nichtfunktionale_5f_anforderungen.B3" office:value-type="string">
            <text:p text:style-name="P1">Das System soll modular aufgebaut sein, damit eine spätere Weiterführung durch ein anderes Team gegeben ist.</text:p>
          </table:table-cell>
        </table:table-row>
        <table:table-row>
          <table:table-cell table:style-name="nichtfunktionale_5f_anforderungen.A7" office:value-type="string">
            <text:p text:style-name="Table_20_Contents">NF3</text:p>
          </table:table-cell>
          <table:table-cell table:style-name="nichtfunktionale_5f_anforderungen.B4" office:value-type="string">
            <text:p text:style-name="P1">Das Ergebnis der Analyse soll in endlicher und realistischer Zeit ausgegeben werden.</text:p>
          </table:table-cell>
        </table:table-row>
        <table:table-row>
          <table:table-cell table:style-name="nichtfunktionale_5f_anforderungen.A7" office:value-type="string">
            <text:p text:style-name="Table_20_Contents">NF4</text:p>
          </table:table-cell>
          <table:table-cell table:style-name="nichtfunktionale_5f_anforderungen.B5" office:value-type="string">
            <text:p text:style-name="P8">Der Textkorpus soll groß genug sein, um so viele Dokumente wie möglich erfolgreich bewerten zu können.</text:p>
          </table:table-cell>
        </table:table-row>
        <table:table-row>
          <table:table-cell table:style-name="nichtfunktionale_5f_anforderungen.A7" office:value-type="string">
            <text:p text:style-name="Table_20_Contents">NF5</text:p>
          </table:table-cell>
          <table:table-cell table:style-name="nichtfunktionale_5f_anforderungen.B6" office:value-type="string">
            <text:p text:style-name="P1">Die Features, die aus der Feature-Extraktion entstehen soll aussagekräftig sein, um die Klassen gut zu unterscheiden. <text:s/></text:p>
          </table:table-cell>
        </table:table-row>
        <table:table-row>
          <table:table-cell table:style-name="nichtfunktionale_5f_anforderungen.A7" office:value-type="string">
            <text:p text:style-name="Table_20_Contents">NF6</text:p>
          </table:table-cell>
          <table:table-cell table:style-name="nichtfunktionale_5f_anforderungen.B7" office:value-type="string">
            <text:p text:style-name="P8">Subjektivitätsanalyse soll den zu bearbeitende Bereich möglichst viel verkleinern</text:p>
          </table:table-cell>
        </table:table-row>
        <table:table-row>
          <table:table-cell table:style-name="nichtfunktionale_5f_anforderungen.A8" office:value-type="string">
            <text:p text:style-name="Table_20_Contents">NF7</text:p>
          </table:table-cell>
          <table:table-cell table:style-name="nichtfunktionale_5f_anforderungen.B8" office:value-type="string">
            <text:p text:style-name="P8">Das Programm soll die Ergebnisse liefern, die gut bis sehr gut Leistungen in Precision-, Recall- und F-Score haben. </text:p>
          </table:table-cell>
        </table:table-row>
      </table:table>
      <text:p text:style-name="Table">Tabelle <text:sequence text:ref-name="refTable2" text:name="Table" text:formula="ooow:Table+1" style:num-format="1">3</text:sequence>: Nicht-Funktionale Anforderungen</text:p>
      <text:p text:style-name="P1"/>
      <text:h text:style-name="P19" text:outline-level="2"><text:bookmark-start text:name="__RefHeading__1318_1360556041"/><text:soft-page-break/>Sonstiges<text:bookmark-end text:name="__RefHeading__1318_1360556041"/></text:h>
      <text:p text:style-name="P1">In Anlehnung an die Bachelorarbeit von Bastian Probst </text:p>
      <text:p text:style-name="P3">„Entwurf und Realisierung eines Information Extraction Systems</text:p>
      <text:p text:style-name="P3">für Formel-1-Berichte mithilfe des</text:p>
      <text:p text:style-name="P3">Sprachverarbeitungs-Frameworks UIMA“</text:p>
      <text:p text:style-name="P1">wird im Folgenden eine Analyse der zu analysierenden Texte durchgeführt.</text:p>
      <text:p text:style-name="P1"><text:span text:style-name="T1">In der genannten Bachelorarbeit zitiert Bastian Probst die Autoren Feldman und Stanger: </text:span><text:span text:style-name="T2">„There are four basic types of elements that can, at present, be extracted from text“ </text:span><text:span text:style-name="T3">und führt folgende auf:</text:span></text:p>
      <table:table table:name="Tabelle1" table:style-name="Tabelle1">
        <table:table-column table:style-name="Tabelle1.A"/>
        <table:table-column table:style-name="Tabelle1.B"/>
        <table:table-row>
          <table:table-cell table:style-name="Tabelle1.A1" office:value-type="string">
            <text:p text:style-name="P10">Basis-Typ</text:p>
          </table:table-cell>
          <table:table-cell table:style-name="Tabelle1.B1" office:value-type="string">
            <text:p text:style-name="P10">Erläuterung</text:p>
          </table:table-cell>
        </table:table-row>
        <table:table-row>
          <table:table-cell table:style-name="Tabelle1.A4" office:value-type="string">
            <text:p text:style-name="P1">Entitäten</text:p>
          </table:table-cell>
          <table:table-cell table:style-name="Tabelle1.B4" office:value-type="string">
            <text:p text:style-name="P1">Sie sind die Basisbausteine eines Textes, zum Beispiel: Fahrer, Rennställe, Grandprix-Name und Rennorte.</text:p>
          </table:table-cell>
        </table:table-row>
        <table:table-row>
          <table:table-cell table:style-name="Tabelle1.A4" office:value-type="string">
            <text:p text:style-name="P1">Attribute</text:p>
          </table:table-cell>
          <table:table-cell table:style-name="Tabelle1.B4" office:value-type="string">
            <text:p text:style-name="P1">Dies sind Eigenschaften der Entitäten. Einige Beispiele sind Weltmeistertitel, Rennsiege und teaminterne Positionen.</text:p>
          </table:table-cell>
        </table:table-row>
        <table:table-row>
          <table:table-cell table:style-name="Tabelle1.A4" office:value-type="string">
            <text:p text:style-name="P1">Fakten</text:p>
          </table:table-cell>
          <table:table-cell table:style-name="Tabelle1.B4" office:value-type="string">
            <text:p text:style-name="P1">Das sind Beziehungen, die zwischen den Entitäten bestehen. Hierzu zählt zum Beispiel das Arbeitsverhältnis zwischen einem Fahrer und seinem Team.</text:p>
          </table:table-cell>
        </table:table-row>
        <table:table-row>
          <table:table-cell table:style-name="Tabelle1.A5" office:value-type="string">
            <text:p text:style-name="P1">Ereignisse</text:p>
          </table:table-cell>
          <table:table-cell table:style-name="Tabelle1.B5" office:value-type="string">
            <text:p text:style-name="P1">Ein Ereignis ist die aktive oder passive Beteiligung einer oder mehrerer Entitäten an einem Geschehen.</text:p>
          </table:table-cell>
        </table:table-row>
      </table:table>
      <text:p text:style-name="Table">Tabelle <text:sequence text:ref-name="refTable3" text:name="Table" text:formula="ooow:Table+1" style:num-format="1">4</text:sequence>: Basis-Typen</text:p>
      <text:p text:style-name="P1"/>
      <text:p text:style-name="P1">Bezogen auf die zu entwickelnde Textmining Anwendung (TMA) stellt sich das Ergebnis wie folgt dar:</text:p>
      <table:table table:name="Tabelle2" table:style-name="Tabelle2">
        <table:table-column table:style-name="Tabelle2.A"/>
        <table:table-column table:style-name="Tabelle2.B"/>
        <text:soft-page-break/>
        <table:table-row>
          <table:table-cell table:style-name="Tabelle2.A1" office:value-type="string">
            <text:p text:style-name="P10">Entität</text:p>
          </table:table-cell>
          <table:table-cell table:style-name="Tabelle2.B1" office:value-type="string">
            <text:p text:style-name="P10">Attribute</text:p>
          </table:table-cell>
        </table:table-row>
        <table:table-row>
          <table:table-cell table:style-name="Tabelle2.A2" table:number-rows-spanned="3" office:value-type="string">
            <text:p text:style-name="P12">Autor</text:p>
          </table:table-cell>
          <table:table-cell table:style-name="Tabelle2.B2" office:value-type="string">
            <text:p text:style-name="P9">Wortschatz</text:p>
          </table:table-cell>
        </table:table-row>
        <table:table-row>
          <table:covered-table-cell/>
          <table:table-cell table:style-name="Tabelle2.B3" office:value-type="string">
            <text:p text:style-name="P9">Website</text:p>
          </table:table-cell>
        </table:table-row>
        <table:table-row>
          <table:covered-table-cell/>
          <table:table-cell table:style-name="Tabelle2.B4" office:value-type="string">
            <text:p text:style-name="P9">Wertung</text:p>
          </table:table-cell>
        </table:table-row>
        <table:table-row>
          <table:table-cell table:style-name="Tabelle2.A2" table:number-rows-spanned="5" office:value-type="string">
            <text:p text:style-name="P12">Person</text:p>
          </table:table-cell>
          <table:table-cell table:style-name="Tabelle2.B9" office:value-type="string">
            <text:p text:style-name="P9">Name</text:p>
          </table:table-cell>
        </table:table-row>
        <table:table-row>
          <table:covered-table-cell/>
          <table:table-cell table:style-name="Tabelle2.B9" office:value-type="string">
            <text:p text:style-name="P9">Alter</text:p>
          </table:table-cell>
        </table:table-row>
        <table:table-row>
          <table:covered-table-cell/>
          <table:table-cell table:style-name="Tabelle2.B9" office:value-type="string">
            <text:p text:style-name="P9">Partei</text:p>
          </table:table-cell>
        </table:table-row>
        <table:table-row>
          <table:covered-table-cell/>
          <table:table-cell table:style-name="Tabelle2.B9" office:value-type="string">
            <text:p text:style-name="P9">Positionen (Job-Titel)</text:p>
          </table:table-cell>
        </table:table-row>
        <table:table-row>
          <table:covered-table-cell/>
          <table:table-cell table:style-name="Tabelle2.B9" office:value-type="string">
            <text:p text:style-name="P9">Geschlecht</text:p>
          </table:table-cell>
        </table:table-row>
        <table:table-row>
          <table:table-cell table:style-name="Tabelle2.A2" table:number-rows-spanned="2" office:value-type="string">
            <text:p text:style-name="P12">Partei</text:p>
          </table:table-cell>
          <table:table-cell table:style-name="Tabelle2.B11" office:value-type="string">
            <text:p text:style-name="P9">Name</text:p>
          </table:table-cell>
        </table:table-row>
        <table:table-row>
          <table:covered-table-cell/>
          <table:table-cell table:style-name="Tabelle2.B11" office:value-type="string">
            <text:p text:style-name="P9">Politische Einordnung (Links, Mitte, Rechts, Konservativ etc.)</text:p>
          </table:table-cell>
        </table:table-row>
        <table:table-row>
          <table:table-cell table:style-name="Tabelle2.A14" office:value-type="string">
            <text:p text:style-name="P12">Argument</text:p>
          </table:table-cell>
          <table:table-cell table:style-name="Tabelle2.B15" office:value-type="string">
            <text:p text:style-name="P9">Fakt</text:p>
          </table:table-cell>
        </table:table-row>
        <table:table-row>
          <table:table-cell table:style-name="Tabelle2.A14" office:value-type="string">
            <text:p text:style-name="P12">Thema</text:p>
          </table:table-cell>
          <table:table-cell table:style-name="Tabelle2.B15" office:value-type="string">
            <text:p text:style-name="P9">Name</text:p>
          </table:table-cell>
        </table:table-row>
        <table:table-row>
          <table:table-cell table:style-name="Tabelle2.A14" office:value-type="string">
            <text:p text:style-name="P12">These</text:p>
          </table:table-cell>
          <table:table-cell table:style-name="Tabelle2.B15" office:value-type="string">
            <text:p text:style-name="P9">Satz / Sätze</text:p>
          </table:table-cell>
        </table:table-row>
        <table:table-row>
          <table:table-cell table:style-name="Tabelle2.A2" table:number-rows-spanned="2" office:value-type="string">
            <text:p text:style-name="P12">Beteiligung</text:p>
          </table:table-cell>
          <table:table-cell table:style-name="Tabelle2.B15" office:value-type="string">
            <text:p text:style-name="P9">Handlung</text:p>
          </table:table-cell>
        </table:table-row>
        <table:table-row>
          <table:covered-table-cell/>
          <table:table-cell table:style-name="Tabelle2.B16" office:value-type="string">
            <text:p text:style-name="P9">Aussage</text:p>
          </table:table-cell>
        </table:table-row>
      </table:table>
      <text:p text:style-name="Table">Tabelle <text:sequence text:ref-name="refTable4" text:name="Table" text:formula="ooow:Table+1" style:num-format="1">5</text:sequence>: Entitäten-Attribute</text:p>
      <text:p text:style-name="P1"/>
      <text:p text:style-name="P1"/>
      <table:table table:name="Tabelle3" table:style-name="Tabelle3">
        <table:table-column table:style-name="Tabelle3.A"/>
        <table:table-row>
          <table:table-cell table:style-name="Tabelle3.A1" office:value-type="string">
            <text:p text:style-name="P10">Fakten</text:p>
          </table:table-cell>
        </table:table-row>
        <table:table-row>
          <table:table-cell table:style-name="Tabelle3.A2" office:value-type="string">
            <text:p text:style-name="P9">Schreibt über</text:p>
          </table:table-cell>
        </table:table-row>
        <table:table-row>
          <table:table-cell table:style-name="Tabelle3.A2" office:value-type="string">
            <text:p text:style-name="P9">Stellt auf (These)</text:p>
          </table:table-cell>
        </table:table-row>
        <table:table-row>
          <table:table-cell table:style-name="Tabelle3.A2" office:value-type="string">
            <text:p text:style-name="P9">Hat (Beteiligung)</text:p>
          </table:table-cell>
        </table:table-row>
        <table:table-row>
          <table:table-cell table:style-name="Tabelle3.A2" office:value-type="string">
            <text:p text:style-name="P9">Wertet (Argument)</text:p>
          </table:table-cell>
        </table:table-row>
      </table:table>
      <text:p text:style-name="P1"/>
      <text:p text:style-name="P1">Diese Einteilung findet sich auch im ER-Modell wie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Carlito" svg:font-family="Carlito"/>
    <style:font-face style:name="Lohit Devanagari1" svg:font-family="'Lohit Devanagari'"/>
    <style:font-face style:name="Lohit Hindi" svg:font-family="'Lohit Hindi'"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loext:contextual-spacing="true" fo:margin="100%" fo:margin-left="1.27cm" fo:margin-right="0cm" fo:margin-top="0cm" fo:margin-bottom="0.282cm" fo:text-indent="0cm" style:auto-text-indent="false"/>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4-07T21:41:29.808532570</meta:creation-date>
    <dc:date>2015-06-01T12:37:28</dc:date>
    <meta:editing-duration>PT3H5M22S</meta:editing-duration>
    <meta:editing-cycles>108</meta:editing-cycles>
    <meta:generator>LibreOffice/3.5$Linux_x86 LibreOffice_project/350m1$Build-2</meta:generator>
    <dc:creator>hilde </dc:creator>
    <meta:document-statistic meta:table-count="6" meta:image-count="0" meta:object-count="0" meta:page-count="9" meta:paragraph-count="151" meta:word-count="839" meta:character-count="6326" meta:non-whitespace-character-count="5641"/>
  </office:meta>
</office:document-meta>
</file>